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Verdana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font-name="Verdana" style:font-name-asian="Verdana" style:font-name-complex="Verdana"/>
    </style:style>
    <style:style style:name="T2" style:family="text">
      <style:text-properties style:use-window-font-color="true" style:font-name="Verdana" fo:font-weight="normal" style:font-name-asian="Verdana" style:font-weight-asian="normal" style:font-name-complex="Verdan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ítulo:</text:p>
      <text:p text:style-name="P3">Olimpus Defense</text:p>
      <text:p text:style-name="P3"/>
      <text:p text:style-name="P2">Gênero:</text:p>
      <text:p text:style-name="P3">Casual Game 2d</text:p>
      <text:p text:style-name="P3"/>
      <text:p text:style-name="P2">Tema:</text:p>
      <text:p text:style-name="P3">Defense </text:p>
      <text:p text:style-name="P3"/>
      <text:p text:style-name="P3">O jogo mostra o dever do Heroi de proteger o que mais ama </text:p>
      <text:p text:style-name="P3"/>
      <text:p text:style-name="P2">Plataforma:</text:p>
      <text:p text:style-name="P3">Computador</text:p>
      <text:p text:style-name="P3"/>
      <text:p text:style-name="P3"/>
      <text:p text:style-name="P2">Dispositivo de acesso:</text:p>
      <text:p text:style-name="P3">Computador</text:p>
      <text:p text:style-name="P3"/>
      <text:p text:style-name="P2">Canal de distribuição :</text:p>
      <text:p text:style-name="P4">Distribuição de demos e marketing pelas redes sociais</text:p>
      <text:p text:style-name="P4"/>
      <text:p text:style-name="P1">Público-alvo:</text:p>
      <text:p text:style-name="P4">Preferencialmente crianças e adolescentes</text:p>
      <text:p text:style-name="P4"/>
      <text:p text:style-name="P1">História(resumo):</text:p>
      <text:p text:style-name="P4">Hades quer atacar o Olimpo, cabe a nuvem enviada por Zeus impedilo. </text:p>
      <text:p text:style-name="P4"/>
      <text:p text:style-name="P4"/>
      <text:p text:style-name="P1">Jogabilidade:</text:p>
      <text:p text:style-name="P4">Jogabilidade estilo Asteroide </text:p>
      <text:p text:style-name="P4"/>
      <text:p text:style-name="P4"/>
      <text:p text:style-name="P1">Objetivos:</text:p>
      <text:p text:style-name="P4">Conseguir Defender o Olimpo</text:p>
      <text:p text:style-name="P4"/>
      <text:p text:style-name="P1">Controles:</text:p>
      <text:p text:style-name="P4">Serão as setas do teclado e barra de espaço</text:p>
      <text:p text:style-name="P4"/>
      <text:p text:style-name="P1">Modo de Pontuação:</text:p>
      <text:p text:style-name="P4">Destruir os inimigos e pegar os itens <text:s/></text:p>
      <text:p text:style-name="P4"/>
      <text:p text:style-name="P1">Personagem jogador:</text:p>
      <text:p text:style-name="P4">Nuvem Black</text:p>
      <text:p text:style-name="P4"/>
      <text:p text:style-name="P1"/>
      <text:p text:style-name="P1">Itens: (referÍncia de imagens): </text:p>
      <text:p text:style-name="P1"/>
      <text:p text:style-name="P1"/>
      <text:p text:style-name="P5"><text:span text:style-name="T1">Fluxo de telas:</text:span><text:span text:style-name="T1"> </text:span></text:p>
      <text:p text:style-name="P1"/>
      <text:p text:style-name="P1"/>
      <text:p text:style-name="P1"/>
      <text:p text:style-name="P1"/>
      <text:p text:style-name="P5"><text:span text:style-name="T1">Interface / HUD:</text:span></text:p>
      <text:p text:style-name="P1"/>
      <text:p text:style-name="P1"/>
      <text:p text:style-name="P1"/>
      <text:p text:style-name="P1"/>
      <text:p text:style-name="P5"><text:span text:style-name="T1">Sons:</text:span><text:span text:style-name="T2">.</text:span><text:span text:style-name="T1"> <text:s/></text:span></text:p>
      <text:p text:style-name="P1"><text:soft-page-break/></text:p>
      <text:p text:style-name="P1"/>
      <text:p text:style-name="P1"/>
      <text:p text:style-name="P1"/>
      <text:p text:style-name="P5"><text:span text:style-name="T1">Objetivo In-game:</text:span></text:p>
      <text:p text:style-name="P5"><text:span text:style-name="T2">Defender o monte Olimpo.</text:span></text:p>
      <text:p text:style-name="P1"/>
      <text:p text:style-name="P1"/>
      <text:p text:style-name="P1"/>
      <text:p text:style-name="P5"><text:span text:style-name="T1">Objetivo Out-game:</text:span></text:p>
      <text:p text:style-name="P5"><text:span text:style-name="T2">Mostrar que mesmo sendo pequeno pode-se fazer muita coisa.</text:span></text:p>
      <text:p text:style-name="P1"/>
      <text:p text:style-name="P1"/>
      <text:p text:style-name="P1"/>
      <text:p text:style-name="P1"/>
      <text:p text:style-name="P5"><text:span text:style-name="T1">Vidas:</text:span><text:span text:style-name="T2">3 podendo ser adquiridas conforme se joga</text:span></text:p>
      <text:p text:style-name="P1"/>
      <text:p text:style-name="P1"/>
      <text:p text:style-name="P1"/>
      <text:p text:style-name="P5"><text:span text:style-name="T1">Pontuação / tempo: </text:span><text:span text:style-name="T2">Destruindo Os Montros/Tempo percorrido</text:span></text:p>
      <text:p text:style-name="P1"/>
      <text:p text:style-name="P1"/>
      <text:p text:style-name="P1"/>
      <text:p text:style-name="P5"><text:span text:style-name="T1">NÌveis de dificuldade:</text:span><text:span text:style-name="T2">Very Easy,Easy,Medium,Hard,Insane.</text:span></text:p>
      <text:p text:style-name="P1"/>
      <text:p text:style-name="P1"/>
      <text:p text:style-name="P1"/>
      <text:p text:style-name="P5"><text:span text:style-name="T1">Cenário / Fases: </text:span><text:span text:style-name="T2">uma única fase.</text:span></text:p>
      <text:p text:style-name="P4"/>
      <text:p text:style-name="P1"/>
      <text:p text:style-name="P1"/>
      <text:p text:style-name="P5"><text:span text:style-name="T1">Tempo de jogo (fim):</text:span><text:span text:style-name="T2">90 minutos</text:span></text:p>
      <text:p text:style-name="P1"/>
      <text:p text:style-name="P1"/>
      <text:p text:style-name="P5"><text:span text:style-name="T1">Fator replay: </text:span><text:span text:style-name="T2">Conseguir bater o recorde de cada fase e assim melhorar sua média.</text:span></text:p>
      <text:p text:style-name="P1"/>
      <text:p text:style-name="P1"/>
      <text:p text:style-name="P1"/>
      <text:p text:style-name="P5"><text:span text:style-name="T1">Possibilidades de patrocínio:</text:span></text:p>
      <text:p text:style-name="P5"><text:span text:style-name="T2">No começo fraca depois aumenta.</text:span><text:span text:style-name="T1"> </text:span></text:p>
      <text:p text:style-name="P1"/>
      <text:p text:style-name="P1"/>
      <text:p text:style-name="P1"/>
      <text:p text:style-name="P5"><text:span text:style-name="T1">Diferencial: </text:span><text:span text:style-name="T2">é um jogo bastante atraente e com um ótimo out-game.</text:span></text:p>
      <text:p text:style-name="P1"/>
      <text:p text:style-name="P1"/>
      <text:p text:style-name="P1"/>
      <text:p text:style-name="P1">Jogos / filmes / seriados / qualquer coisa / de inspiração: </text:p>
      <text:p text:style-name="P1"/>
      <text:p text:style-name="P1"/>
      <text:p text:style-name="P1"/>
      <text:p text:style-name="P5"><text:span text:style-name="T1">Concorrentes: </text:span><text:span text:style-name="T2">le-se cronograma.</text:span></text:p>
      <text:p text:style-name="P1"><text:s/></text:p>
      <text:p text:style-name="P1"/>
      <text:p text:style-name="P1"/>
      <text:p text:style-name="P5"><text:span text:style-name="T1">Detalhes:</text:span><text:span text:style-name="T2">le-se cronograma.</text:span></text:p>
      <text:p text:style-name="P1"/>
      <text:p text:style-name="P1"/>
      <text:p text:style-name="P1"/>
      <text:p text:style-name="P5"><text:soft-page-break/><text:span text:style-name="T1">Legalidade:</text:span><text:span text:style-name="T2">le-se cronograma.</text:span></text:p>
      <text:p text:style-name="P1"/>
      <text:p text:style-name="P1"/>
      <text:p text:style-name="P1"/>
      <text:p text:style-name="P1">Apresentação: </text:p>
      <text:p text:style-name="P4">Malkai Oliveira, Gabriel ,Francisco Edson,Raphael Moreira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refas a cumprir: (cronograma)</text:p>
      <text:p text:style-name="P4"/>
      <text:p text:style-name="P4">Aprimoramento das artes,imagens e sons 09/04</text:p>
      <text:p text:style-name="P4">Inicio da programação 09/04</text:p>
      <text:p text:style-name="P4">Pesquisa de patrocínios,concorrentes e afins 10/04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14:04:54</meta:creation-date>
    <meta:document-statistic meta:table-count="0" meta:image-count="0" meta:object-count="0" meta:page-count="3" meta:paragraph-count="55" meta:word-count="226" meta:character-count="1589"/>
    <dc:date>2013-04-16T14:38:55</dc:date>
    <meta:editing-duration>PT7M42S</meta:editing-duration>
    <meta:editing-cycles>1</meta:editing-cycles>
    <meta:generator>OpenOffice.org/3.4.1$Unix OpenOffice.org_project/341m1$Build-9593</meta:generator>
  </office:meta>
</office:document-meta>
</file>